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47cm" draw:shadow="hidden"/>
    </style:style>
    <style:style style:name="gr4" style:family="graphic" style:parent-style-name="standard">
      <style:graphic-properties draw:stroke="dash" draw:stroke-dash="Fine_20_Dashed_20__28_var_29_" draw:fill="solid" draw:fill-color="#c0c0c0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dash" draw:stroke-dash="Fine_20_Dashed_20__28_var_29_" draw:fill="hatch" draw:fill-color="#99ccff" draw:fill-hatch-name="Black_20_45_20_Degrees_20_Wide" draw:textarea-horizontal-align="justify" draw:textarea-vertical-align="middle" draw:auto-grow-height="false" draw:shadow="hidden"/>
    </style:style>
    <style:style style:name="gr6" style:family="graphic" style:parent-style-name="standard">
      <style:graphic-properties svg:stroke-width="0.1cm" draw:marker-start="" draw:marker-start-width="0.35cm" draw:marker-end-width="0.35cm" draw:textarea-horizontal-align="center" draw:textarea-vertical-align="middle" fo:padding-top="0.175cm" fo:padding-bottom="0.175cm" fo:padding-left="0.3cm" fo:padding-right="0.3cm" draw:shadow="hidden"/>
    </style:style>
    <style:style style:name="gr7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395cm" draw:shadow="hidden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dash" draw:stroke-dash="Fine_20_Dashed_20__28_var_29_" draw:fill="solid" draw:fill-color="#ffff00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P1" style:family="paragraph">
      <style:paragraph-properties fo:text-align="center"/>
      <style:text-properties fo:font-size="20pt" fo:font-weight="bold" style:font-size-asian="18pt" style:font-size-complex="18pt"/>
    </style:style>
    <style:style style:name="P2" style:family="paragraph">
      <style:paragraph-properties fo:text-align="center"/>
      <style:text-properties fo:font-size="20pt"/>
    </style:style>
    <style:style style:name="P3" style:family="paragraph">
      <style:paragraph-properties fo:text-align="center"/>
      <style:text-properties fo:font-size="20pt" style:font-size-asian="18pt" style:font-size-complex="18pt"/>
    </style:style>
    <style:style style:name="P4" style:family="paragraph">
      <style:text-properties fo:font-size="18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.999cm" svg:y="6.4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4" draw:layer="layout" svg:width="3.001cm" svg:height="2cm" svg:x="3.999cm" svg:y="17.5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1" draw:layer="layout" svg:width="6cm" svg:height="1.5cm" svg:x="2.499cm" svg:y="7.5cm">
          <text:p text:style-name="P2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4.164cm" svg:y="20.5cm">
          <draw:text-box>
            <text:p text:style-name="P4">Host 1</text:p>
          </draw:text-box>
        </draw:frame>
        <draw:custom-shape draw:style-name="gr4" draw:text-style-name="P3" draw:id="id2" draw:layer="layout" svg:width="6cm" svg:height="1cm" svg:x="2.499cm" svg:y="9.5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2.499cm" svg:y="1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5.499cm" svg:y1="9cm" svg:x2="5.499cm" svg:y2="9.5cm" draw:start-shape="id1" draw:start-glue-point="2" draw:end-shape="id2" draw:end-glue-point="0" svg:d="m5499 9000v500">
          <text:p/>
        </draw:connector>
        <draw:connector draw:style-name="gr7" draw:text-style-name="P5" draw:layer="layout" svg:x1="5.499cm" svg:y1="10.5cm" svg:x2="5.499cm" svg:y2="11.5cm" draw:start-shape="id2" draw:start-glue-point="2" draw:end-shape="id3" draw:end-glue-point="0" svg:d="m5499 10500v1000">
          <text:p/>
        </draw:connector>
        <draw:connector draw:style-name="gr7" draw:text-style-name="P5" draw:layer="layout" svg:x1="5.499cm" svg:y1="12.5cm" svg:x2="5.499cm" svg:y2="17.5cm" draw:start-shape="id3" draw:start-glue-point="2" draw:end-shape="id4" draw:end-glue-point="5" svg:d="m5499 12500v5000">
          <text:p/>
        </draw:connector>
        <draw:custom-shape draw:style-name="gr4" draw:text-style-name="P3" draw:id="id3" draw:layer="layout" svg:width="5cm" svg:height="1cm" svg:x="2.999cm" svg:y="11.5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6.527cm" svg:y="13.348cm">
          <draw:text-box>
            <text:p text:style-name="P4">LVM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.999cm" svg:y="6.4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8" draw:layer="layout" svg:width="3.001cm" svg:height="2cm" svg:x="3.999cm" svg:y="17.5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draw:id="id5" draw:layer="layout" svg:width="6cm" svg:height="1.5cm" svg:x="2.499cm" svg:y="7.5cm">
          <text:p text:style-name="P2">VM (paus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4.164cm" svg:y="20.5cm">
          <draw:text-box>
            <text:p text:style-name="P4">Host 1</text:p>
          </draw:text-box>
        </draw:frame>
        <draw:custom-shape draw:style-name="gr4" draw:text-style-name="P3" draw:id="id6" draw:layer="layout" svg:width="6cm" svg:height="1cm" svg:x="2.499cm" svg:y="9.5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2.499cm" svg:y="1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5.499cm" svg:y1="9cm" svg:x2="5.499cm" svg:y2="9.5cm" draw:start-shape="id5" draw:start-glue-point="2" draw:end-shape="id6" draw:end-glue-point="0" svg:d="m5499 9000v500">
          <text:p/>
        </draw:connector>
        <draw:connector draw:style-name="gr7" draw:text-style-name="P5" draw:layer="layout" svg:x1="5.499cm" svg:y1="10.5cm" svg:x2="5.499cm" svg:y2="11.5cm" draw:start-shape="id6" draw:start-glue-point="2" draw:end-shape="id7" draw:end-glue-point="0" svg:d="m5499 10500v1000">
          <text:p/>
        </draw:connector>
        <draw:connector draw:style-name="gr7" draw:text-style-name="P5" draw:layer="layout" svg:x1="5.499cm" svg:y1="12.5cm" svg:x2="5.499cm" svg:y2="17.5cm" draw:start-shape="id7" draw:start-glue-point="2" draw:end-shape="id8" draw:end-glue-point="5" svg:d="m5499 12500v5000">
          <text:p/>
        </draw:connector>
        <draw:custom-shape draw:style-name="gr4" draw:text-style-name="P3" draw:id="id7" draw:layer="layout" svg:width="5cm" svg:height="1cm" svg:x="2.999cm" svg:y="11.5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6.527cm" svg:y="13.348cm">
          <draw:text-box>
            <text:p text:style-name="P4">LVM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.999cm" svg:y="6.4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3.001cm" svg:height="2cm" svg:x="3.999cm" svg:y="17.5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9" draw:layer="layout" svg:width="6cm" svg:height="1.5cm" svg:x="2.499cm" svg:y="7.5cm">
          <text:p text:style-name="P2">VM (paus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4.164cm" svg:y="20.5cm">
          <draw:text-box>
            <text:p text:style-name="P4">Host 1</text:p>
          </draw:text-box>
        </draw:frame>
        <draw:custom-shape draw:style-name="gr4" draw:text-style-name="P3" draw:id="id10" draw:layer="layout" svg:width="6cm" svg:height="1cm" svg:x="2.499cm" svg:y="9.5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2.499cm" svg:y="1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5.499cm" svg:y1="9cm" svg:x2="5.499cm" svg:y2="9.5cm" draw:start-shape="id9" draw:start-glue-point="2" draw:end-shape="id10" draw:end-glue-point="0" svg:d="m5499 9000v500">
          <text:p/>
        </draw:connector>
        <draw:connector draw:style-name="gr7" draw:text-style-name="P5" draw:layer="layout" svg:x1="5.499cm" svg:y1="10.5cm" svg:x2="5.499cm" svg:y2="11.5cm" draw:start-shape="id10" draw:start-glue-point="2" draw:end-shape="id11" draw:end-glue-point="0" svg:d="m5499 10500v1000">
          <text:p/>
        </draw:connector>
        <draw:custom-shape draw:style-name="gr10" draw:text-style-name="P3" draw:id="id11" draw:layer="layout" svg:width="5cm" svg:height="1cm" svg:x="2.999cm" svg:y="11.5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6.527cm" svg:y="13.348cm">
          <draw:text-box>
            <text:p text:style-name="P4">LVM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.999cm" svg:y="6.4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3.001cm" svg:height="2cm" svg:x="3.999cm" svg:y="17.5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12" draw:layer="layout" svg:width="6cm" svg:height="1.5cm" svg:x="2.499cm" svg:y="7.5cm">
          <text:p text:style-name="P2">VM (paus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4.164cm" svg:y="20.5cm">
          <draw:text-box>
            <text:p text:style-name="P4">Host 1</text:p>
          </draw:text-box>
        </draw:frame>
        <draw:custom-shape draw:style-name="gr4" draw:text-style-name="P3" draw:id="id13" draw:layer="layout" svg:width="6cm" svg:height="1cm" svg:x="2.499cm" svg:y="9.5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2.499cm" svg:y="1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5.499cm" svg:y1="9cm" svg:x2="5.499cm" svg:y2="9.5cm" draw:start-shape="id12" draw:start-glue-point="2" draw:end-shape="id13" draw:end-glue-point="0" svg:d="m5499 9000v500">
          <text:p/>
        </draw:connector>
        <draw:connector draw:style-name="gr7" draw:text-style-name="P5" draw:layer="layout" svg:x1="5.499cm" svg:y1="10.5cm" svg:x2="5.499cm" svg:y2="11.5cm" draw:start-shape="id13" draw:start-glue-point="2" draw:end-shape="id14" draw:end-glue-point="0" svg:d="m5499 10500v1000">
          <text:p/>
        </draw:connector>
        <draw:custom-shape draw:style-name="gr4" draw:text-style-name="P3" draw:id="id14" draw:layer="layout" svg:width="5cm" svg:height="1cm" svg:x="2.999cm" svg:y="11.5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6.527cm" svg:y="13.348cm">
          <draw:text-box>
            <text:p text:style-name="P4">LVM</text:p>
          </draw:text-box>
        </draw:frame>
        <draw:custom-shape draw:style-name="gr10" draw:text-style-name="P3" draw:layer="layout" svg:width="6cm" svg:height="1cm" svg:x="2.499cm" svg:y="15.5cm">
          <text:p text:style-name="P2">DRBD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.999cm" svg:y="6.4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19" draw:layer="layout" svg:width="3.001cm" svg:height="2cm" svg:x="3.999cm" svg:y="17.5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15" draw:layer="layout" svg:width="6cm" svg:height="1.5cm" svg:x="2.499cm" svg:y="7.5cm">
          <text:p text:style-name="P2">VM (paus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4.164cm" svg:y="20.5cm">
          <draw:text-box>
            <text:p text:style-name="P4">Host 1</text:p>
          </draw:text-box>
        </draw:frame>
        <draw:custom-shape draw:style-name="gr4" draw:text-style-name="P3" draw:id="id16" draw:layer="layout" svg:width="6cm" svg:height="1cm" svg:x="2.499cm" svg:y="9.5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2.499cm" svg:y="1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5.499cm" svg:y1="9cm" svg:x2="5.499cm" svg:y2="9.5cm" draw:start-shape="id15" draw:start-glue-point="2" draw:end-shape="id16" draw:end-glue-point="0" svg:d="m5499 9000v500">
          <text:p/>
        </draw:connector>
        <draw:connector draw:style-name="gr7" draw:text-style-name="P5" draw:layer="layout" svg:x1="5.499cm" svg:y1="10.5cm" svg:x2="5.499cm" svg:y2="11.5cm" draw:start-shape="id16" draw:start-glue-point="2" draw:end-shape="id17" draw:end-glue-point="0" svg:d="m5499 10500v1000">
          <text:p/>
        </draw:connector>
        <draw:custom-shape draw:style-name="gr10" draw:text-style-name="P3" draw:id="id17" draw:layer="layout" svg:width="5cm" svg:height="1cm" svg:x="2.999cm" svg:y="11.5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6.527cm" svg:y="13.348cm">
          <draw:text-box>
            <text:p text:style-name="P4">LVM</text:p>
          </draw:text-box>
        </draw:frame>
        <draw:custom-shape draw:style-name="gr4" draw:text-style-name="P3" draw:id="id18" draw:layer="layout" svg:width="6cm" svg:height="1cm" svg:x="2.499cm" svg:y="15.5cm">
          <text:p text:style-name="P2">DRBD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5.499cm" svg:y1="16.5cm" svg:x2="5.499cm" svg:y2="17.5cm" draw:start-shape="id18" draw:start-glue-point="2" draw:end-shape="id19" draw:end-glue-point="5" svg:d="m5499 16500v1000">
          <text:p/>
        </draw:connector>
        <draw:connector draw:style-name="gr7" draw:text-style-name="P5" draw:layer="layout" draw:type="curve" svg:x1="5.499cm" svg:y1="12.5cm" svg:x2="5.499cm" svg:y2="15.5cm" draw:start-shape="id17" draw:start-glue-point="2" draw:end-shape="id18" draw:end-glue-point="0" svg:d="m5499 12500v3000">
          <text:p/>
        </draw:connector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.999cm" svg:y="6.4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24" draw:layer="layout" svg:width="3.001cm" svg:height="2cm" svg:x="3.999cm" svg:y="17.5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3" draw:id="id20" draw:layer="layout" svg:width="6cm" svg:height="1.5cm" svg:x="2.499cm" svg:y="7.5cm">
          <text:p text:style-name="P2">VM (running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4.164cm" svg:y="20.5cm">
          <draw:text-box>
            <text:p text:style-name="P4">Host 1</text:p>
          </draw:text-box>
        </draw:frame>
        <draw:custom-shape draw:style-name="gr4" draw:text-style-name="P3" draw:id="id21" draw:layer="layout" svg:width="6cm" svg:height="1cm" svg:x="2.499cm" svg:y="9.5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2.499cm" svg:y="1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5.499cm" svg:y1="9cm" svg:x2="5.499cm" svg:y2="9.5cm" draw:start-shape="id20" draw:start-glue-point="2" draw:end-shape="id21" draw:end-glue-point="0" svg:d="m5499 9000v500">
          <text:p/>
        </draw:connector>
        <draw:connector draw:style-name="gr7" draw:text-style-name="P5" draw:layer="layout" svg:x1="5.499cm" svg:y1="10.5cm" svg:x2="5.499cm" svg:y2="11.5cm" draw:start-shape="id21" draw:start-glue-point="2" draw:end-shape="id22" draw:end-glue-point="0" svg:d="m5499 10500v1000">
          <text:p/>
        </draw:connector>
        <draw:custom-shape draw:style-name="gr4" draw:text-style-name="P3" draw:id="id22" draw:layer="layout" svg:width="5cm" svg:height="1cm" svg:x="2.999cm" svg:y="11.5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6.527cm" svg:y="13.348cm">
          <draw:text-box>
            <text:p text:style-name="P4">LVM</text:p>
          </draw:text-box>
        </draw:frame>
        <draw:custom-shape draw:style-name="gr4" draw:text-style-name="P3" draw:id="id23" draw:layer="layout" svg:width="6cm" svg:height="1cm" svg:x="2.499cm" svg:y="15.5cm">
          <text:p text:style-name="P2">DRBD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5.499cm" svg:y1="16.5cm" svg:x2="5.499cm" svg:y2="17.5cm" draw:start-shape="id23" draw:start-glue-point="2" draw:end-shape="id24" draw:end-glue-point="5" svg:d="m5499 16500v1000">
          <text:p/>
        </draw:connector>
        <draw:connector draw:style-name="gr7" draw:text-style-name="P5" draw:layer="layout" draw:type="curve" svg:x1="5.499cm" svg:y1="12.5cm" svg:x2="5.499cm" svg:y2="15.5cm" draw:start-shape="id22" draw:start-glue-point="2" draw:end-shape="id23" draw:end-glue-point="0" svg:d="m5499 12500v3000">
          <text:p/>
        </draw:connector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.999cm" svg:y="6.4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29" draw:layer="layout" svg:width="3.001cm" svg:height="2cm" svg:x="3.999cm" svg:y="17.5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25" draw:layer="layout" svg:width="6cm" svg:height="1.5cm" svg:x="2.499cm" svg:y="7.5cm">
          <text:p text:style-name="P2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4.164cm" svg:y="20.5cm">
          <draw:text-box>
            <text:p text:style-name="P4">Host 1</text:p>
          </draw:text-box>
        </draw:frame>
        <draw:custom-shape draw:style-name="gr4" draw:text-style-name="P3" draw:id="id26" draw:layer="layout" svg:width="6cm" svg:height="1cm" svg:x="2.499cm" svg:y="9.5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2.499cm" svg:y="1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5.499cm" svg:y1="9cm" svg:x2="5.499cm" svg:y2="9.5cm" draw:start-shape="id25" draw:start-glue-point="2" draw:end-shape="id26" draw:end-glue-point="0" svg:d="m5499 9000v500">
          <text:p/>
        </draw:connector>
        <draw:connector draw:style-name="gr7" draw:text-style-name="P5" draw:layer="layout" svg:x1="5.499cm" svg:y1="10.5cm" svg:x2="5.499cm" svg:y2="11.5cm" draw:start-shape="id26" draw:start-glue-point="2" draw:end-shape="id27" draw:end-glue-point="0" svg:d="m5499 10500v1000">
          <text:p/>
        </draw:connector>
        <draw:custom-shape draw:style-name="gr4" draw:text-style-name="P3" draw:id="id27" draw:layer="layout" svg:width="5cm" svg:height="1cm" svg:x="2.999cm" svg:y="11.5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6.527cm" svg:y="13.348cm">
          <draw:text-box>
            <text:p text:style-name="P4">LVM</text:p>
          </draw:text-box>
        </draw:frame>
        <draw:custom-shape draw:style-name="gr10" draw:text-style-name="P3" draw:id="id28" draw:layer="layout" svg:width="6cm" svg:height="1cm" svg:x="2.499cm" svg:y="15.5cm">
          <text:p text:style-name="P2">DRBD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5.499cm" svg:y1="16.5cm" svg:x2="5.499cm" svg:y2="17.5cm" draw:start-shape="id28" draw:start-glue-point="2" draw:end-shape="id29" draw:end-glue-point="5" svg:d="m5499 16500v1000">
          <text:p/>
        </draw:connector>
        <draw:custom-shape draw:style-name="gr1" draw:text-style-name="P1" draw:layer="layout" svg:width="7.5cm" svg:height="13.598cm" svg:x="11.999cm" svg:y="6.3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31" draw:layer="layout" svg:width="3.001cm" svg:height="2cm" svg:x="13.998cm" svg:y="17.462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4" draw:layer="layout" svg:width="2.547cm" svg:height="1.038cm" svg:x="14.164cm" svg:y="20.462cm">
          <draw:text-box>
            <text:p text:style-name="P4">Host 2</text:p>
          </draw:text-box>
        </draw:frame>
        <draw:custom-shape draw:style-name="gr10" draw:text-style-name="P3" draw:id="id30" draw:layer="layout" svg:width="6cm" svg:height="1cm" svg:x="12.499cm" svg:y="15.462cm">
          <text:p text:style-name="P2">DRBD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15.499cm" svg:y1="16.462cm" svg:x2="15.498cm" svg:y2="17.462cm" draw:start-shape="id30" draw:start-glue-point="2" draw:end-shape="id31" draw:end-glue-point="5" svg:d="m15499 16462c0 750-1 250-1 1000">
          <text:p/>
        </draw:connector>
        <draw:connector draw:style-name="gr7" draw:text-style-name="P5" draw:layer="layout" draw:type="curve" svg:x1="8.499cm" svg:y1="16cm" svg:x2="12.499cm" svg:y2="15.962cm" draw:start-shape="id28" draw:start-glue-point="1" draw:end-shape="id30" draw:end-glue-point="3" svg:d="m8499 16000c3000 0 1000-38 4000-38">
          <text:p/>
        </draw:connector>
        <draw:connector draw:style-name="gr7" draw:text-style-name="P5" draw:layer="layout" draw:type="curve" svg:x1="5.499cm" svg:y1="12.5cm" svg:x2="5.499cm" svg:y2="15.5cm" draw:start-shape="id27" draw:start-glue-point="2" draw:end-shape="id28" draw:end-glue-point="0" svg:d="m5499 12500v3000">
          <text:p/>
        </draw:connector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.999cm" svg:y="6.4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36" draw:layer="layout" svg:width="3.001cm" svg:height="2cm" svg:x="3.999cm" svg:y="17.5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32" draw:layer="layout" svg:width="6cm" svg:height="1.5cm" svg:x="2.499cm" svg:y="7.5cm">
          <text:p text:style-name="P2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4.164cm" svg:y="20.5cm">
          <draw:text-box>
            <text:p text:style-name="P4">Host 1</text:p>
          </draw:text-box>
        </draw:frame>
        <draw:custom-shape draw:style-name="gr4" draw:text-style-name="P3" draw:id="id33" draw:layer="layout" svg:width="6cm" svg:height="1cm" svg:x="2.499cm" svg:y="9.5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2.499cm" svg:y="1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5.499cm" svg:y1="9cm" svg:x2="5.499cm" svg:y2="9.5cm" draw:start-shape="id32" draw:start-glue-point="2" draw:end-shape="id33" draw:end-glue-point="0" svg:d="m5499 9000v500">
          <text:p/>
        </draw:connector>
        <draw:connector draw:style-name="gr7" draw:text-style-name="P5" draw:layer="layout" svg:x1="5.499cm" svg:y1="10.5cm" svg:x2="5.499cm" svg:y2="11.5cm" draw:start-shape="id33" draw:start-glue-point="2" draw:end-shape="id34" draw:end-glue-point="0" svg:d="m5499 10500v1000">
          <text:p/>
        </draw:connector>
        <draw:custom-shape draw:style-name="gr4" draw:text-style-name="P3" draw:id="id34" draw:layer="layout" svg:width="5cm" svg:height="1cm" svg:x="2.999cm" svg:y="11.5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6.527cm" svg:y="13.348cm">
          <draw:text-box>
            <text:p text:style-name="P4">LVM</text:p>
          </draw:text-box>
        </draw:frame>
        <draw:custom-shape draw:style-name="gr4" draw:text-style-name="P3" draw:id="id35" draw:layer="layout" svg:width="6cm" svg:height="1cm" svg:x="2.499cm" svg:y="15.5cm">
          <text:p text:style-name="P2">DRBD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5.499cm" svg:y1="16.5cm" svg:x2="5.499cm" svg:y2="17.5cm" draw:start-shape="id35" draw:start-glue-point="2" draw:end-shape="id36" draw:end-glue-point="5" svg:d="m5499 16500v1000">
          <text:p/>
        </draw:connector>
        <draw:custom-shape draw:style-name="gr1" draw:text-style-name="P1" draw:layer="layout" svg:width="7.5cm" svg:height="13.598cm" svg:x="11.999cm" svg:y="6.3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3" draw:id="id38" draw:layer="layout" svg:width="3.001cm" svg:height="2cm" svg:x="13.998cm" svg:y="17.462cm">
          <text:p text:style-name="P2">HDD</text:p>
          <text:p text:style-name="P2">(synch)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4" draw:layer="layout" svg:width="2.547cm" svg:height="1.038cm" svg:x="14.164cm" svg:y="20.462cm">
          <draw:text-box>
            <text:p text:style-name="P4">Host 2</text:p>
          </draw:text-box>
        </draw:frame>
        <draw:custom-shape draw:style-name="gr4" draw:text-style-name="P3" draw:id="id37" draw:layer="layout" svg:width="6cm" svg:height="1cm" svg:x="12.499cm" svg:y="15.462cm">
          <text:p text:style-name="P2">DRBD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15.499cm" svg:y1="16.462cm" svg:x2="15.498cm" svg:y2="17.462cm" draw:start-shape="id37" draw:start-glue-point="2" draw:end-shape="id38" draw:end-glue-point="5" svg:d="m15499 16462c0 750-1 250-1 1000">
          <text:p/>
        </draw:connector>
        <draw:connector draw:style-name="gr7" draw:text-style-name="P5" draw:layer="layout" draw:type="curve" svg:x1="8.499cm" svg:y1="16cm" svg:x2="12.499cm" svg:y2="15.962cm" draw:start-shape="id35" draw:start-glue-point="1" draw:end-shape="id37" draw:end-glue-point="3" svg:d="m8499 16000c3000 0 1000-38 4000-38">
          <text:p/>
        </draw:connector>
        <draw:connector draw:style-name="gr7" draw:text-style-name="P5" draw:layer="layout" draw:type="curve" svg:x1="5.499cm" svg:y1="12.5cm" svg:x2="5.499cm" svg:y2="15.5cm" draw:start-shape="id34" draw:start-glue-point="2" draw:end-shape="id35" draw:end-glue-point="0" svg:d="m5499 12500v3000">
          <text:p/>
        </draw:connector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.999cm" svg:y="6.4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43" draw:layer="layout" svg:width="3.001cm" svg:height="2cm" svg:x="3.999cm" svg:y="17.5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39" draw:layer="layout" svg:width="6cm" svg:height="1.5cm" svg:x="2.499cm" svg:y="7.5cm">
          <text:p text:style-name="P2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4.164cm" svg:y="20.5cm">
          <draw:text-box>
            <text:p text:style-name="P4">Host 1</text:p>
          </draw:text-box>
        </draw:frame>
        <draw:custom-shape draw:style-name="gr4" draw:text-style-name="P3" draw:id="id40" draw:layer="layout" svg:width="6cm" svg:height="1cm" svg:x="2.499cm" svg:y="9.5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2.499cm" svg:y="1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5.499cm" svg:y1="9cm" svg:x2="5.499cm" svg:y2="9.5cm" draw:start-shape="id39" draw:start-glue-point="2" draw:end-shape="id40" draw:end-glue-point="0" svg:d="m5499 9000v500">
          <text:p/>
        </draw:connector>
        <draw:connector draw:style-name="gr7" draw:text-style-name="P5" draw:layer="layout" svg:x1="5.499cm" svg:y1="10.5cm" svg:x2="5.499cm" svg:y2="11.5cm" draw:start-shape="id40" draw:start-glue-point="2" draw:end-shape="id41" draw:end-glue-point="0" svg:d="m5499 10500v1000">
          <text:p/>
        </draw:connector>
        <draw:custom-shape draw:style-name="gr4" draw:text-style-name="P3" draw:id="id41" draw:layer="layout" svg:width="5cm" svg:height="1cm" svg:x="2.999cm" svg:y="11.5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6.527cm" svg:y="13.348cm">
          <draw:text-box>
            <text:p text:style-name="P4">LVM</text:p>
          </draw:text-box>
        </draw:frame>
        <draw:custom-shape draw:style-name="gr4" draw:text-style-name="P3" draw:id="id42" draw:layer="layout" svg:width="6cm" svg:height="1cm" svg:x="2.499cm" svg:y="15.5cm">
          <text:p text:style-name="P2">DRBD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5.499cm" svg:y1="16.5cm" svg:x2="5.499cm" svg:y2="17.5cm" draw:start-shape="id42" draw:start-glue-point="2" draw:end-shape="id43" draw:end-glue-point="5" svg:d="m5499 16500v1000">
          <text:p/>
        </draw:connector>
        <draw:custom-shape draw:style-name="gr1" draw:text-style-name="P1" draw:layer="layout" svg:width="7.5cm" svg:height="13.598cm" svg:x="11.999cm" svg:y="6.3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45" draw:layer="layout" svg:width="3.001cm" svg:height="2cm" svg:x="13.998cm" svg:y="17.462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4" draw:layer="layout" svg:width="2.547cm" svg:height="1.038cm" svg:x="14.164cm" svg:y="20.462cm">
          <draw:text-box>
            <text:p text:style-name="P4">Host 2</text:p>
          </draw:text-box>
        </draw:frame>
        <draw:custom-shape draw:style-name="gr5" draw:text-style-name="P3" draw:layer="layout" svg:width="6cm" svg:height="3.5cm" svg:x="12.499cm" svg:y="10.962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id="id46" draw:layer="layout" svg:width="5cm" svg:height="1cm" svg:x="12.999cm" svg:y="11.462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16.527cm" svg:y="13.31cm">
          <draw:text-box>
            <text:p text:style-name="P4">LVM</text:p>
          </draw:text-box>
        </draw:frame>
        <draw:custom-shape draw:style-name="gr4" draw:text-style-name="P3" draw:id="id44" draw:layer="layout" svg:width="6cm" svg:height="1cm" svg:x="12.499cm" svg:y="15.462cm">
          <text:p text:style-name="P2">DRBD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15.499cm" svg:y1="16.462cm" svg:x2="15.498cm" svg:y2="17.462cm" draw:start-shape="id44" draw:start-glue-point="2" draw:end-shape="id45" draw:end-glue-point="5" svg:d="m15499 16462c0 750-1 250-1 1000">
          <text:p/>
        </draw:connector>
        <draw:connector draw:style-name="gr7" draw:text-style-name="P5" draw:layer="layout" draw:type="curve" svg:x1="8.499cm" svg:y1="16cm" svg:x2="12.499cm" svg:y2="15.962cm" draw:start-shape="id42" draw:start-glue-point="1" draw:end-shape="id44" draw:end-glue-point="3" svg:d="m8499 16000c3000 0 1000-38 4000-38">
          <text:p/>
        </draw:connector>
        <draw:connector draw:style-name="gr7" draw:text-style-name="P5" draw:layer="layout" draw:type="curve" svg:x1="5.499cm" svg:y1="12.5cm" svg:x2="5.499cm" svg:y2="15.5cm" draw:start-shape="id41" draw:start-glue-point="2" draw:end-shape="id42" draw:end-glue-point="0" svg:d="m5499 12500v3000">
          <text:p/>
        </draw:connector>
        <draw:connector draw:style-name="gr7" draw:text-style-name="P5" draw:layer="layout" draw:type="curve" svg:x1="15.499cm" svg:y1="12.462cm" svg:x2="15.499cm" svg:y2="15.462cm" draw:start-shape="id46" draw:start-glue-point="2" draw:end-shape="id44" draw:end-glue-point="0" svg:d="m15499 12462v3000">
          <text:p/>
        </draw:connector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.999cm" svg:y="6.4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51" draw:layer="layout" svg:width="3.001cm" svg:height="2cm" svg:x="3.999cm" svg:y="17.5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draw:id="id47" draw:layer="layout" svg:width="6cm" svg:height="1.5cm" svg:x="2.499cm" svg:y="7.5cm">
          <text:p text:style-name="P2">VM (migrating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4.164cm" svg:y="20.5cm">
          <draw:text-box>
            <text:p text:style-name="P4">Host 1</text:p>
          </draw:text-box>
        </draw:frame>
        <draw:custom-shape draw:style-name="gr4" draw:text-style-name="P3" draw:id="id48" draw:layer="layout" svg:width="6cm" svg:height="1cm" svg:x="2.499cm" svg:y="9.5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2.499cm" svg:y="1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5.499cm" svg:y1="9cm" svg:x2="5.499cm" svg:y2="9.5cm" draw:start-shape="id47" draw:start-glue-point="2" draw:end-shape="id48" draw:end-glue-point="0" svg:d="m5499 9000v500">
          <text:p/>
        </draw:connector>
        <draw:connector draw:style-name="gr7" draw:text-style-name="P5" draw:layer="layout" svg:x1="5.499cm" svg:y1="10.5cm" svg:x2="5.499cm" svg:y2="11.5cm" draw:start-shape="id48" draw:start-glue-point="2" draw:end-shape="id49" draw:end-glue-point="0" svg:d="m5499 10500v1000">
          <text:p/>
        </draw:connector>
        <draw:custom-shape draw:style-name="gr4" draw:text-style-name="P3" draw:id="id49" draw:layer="layout" svg:width="5cm" svg:height="1cm" svg:x="2.999cm" svg:y="11.5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6.527cm" svg:y="13.348cm">
          <draw:text-box>
            <text:p text:style-name="P4">LVM</text:p>
          </draw:text-box>
        </draw:frame>
        <draw:custom-shape draw:style-name="gr4" draw:text-style-name="P3" draw:id="id50" draw:layer="layout" svg:width="6cm" svg:height="1cm" svg:x="2.499cm" svg:y="15.5cm">
          <text:p text:style-name="P2">DRBD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5.499cm" svg:y1="16.5cm" svg:x2="5.499cm" svg:y2="17.5cm" draw:start-shape="id50" draw:start-glue-point="2" draw:end-shape="id51" draw:end-glue-point="5" svg:d="m5499 16500v1000">
          <text:p/>
        </draw:connector>
        <draw:custom-shape draw:style-name="gr1" draw:text-style-name="P1" draw:layer="layout" svg:width="7.5cm" svg:height="13.598cm" svg:x="11.999cm" svg:y="6.3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56" draw:layer="layout" svg:width="3.001cm" svg:height="2cm" svg:x="13.998cm" svg:y="17.462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draw:id="id52" draw:layer="layout" svg:width="6cm" svg:height="1.5cm" svg:x="12.499cm" svg:y="7.462cm">
          <text:p text:style-name="P2">VM (migrating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14.164cm" svg:y="20.462cm">
          <draw:text-box>
            <text:p text:style-name="P4">Host 2</text:p>
          </draw:text-box>
        </draw:frame>
        <draw:custom-shape draw:style-name="gr10" draw:text-style-name="P3" draw:id="id53" draw:layer="layout" svg:width="6cm" svg:height="1cm" svg:x="12.499cm" svg:y="9.462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12.499cm" svg:y="10.962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499cm" svg:y1="8.962cm" svg:x2="15.499cm" svg:y2="9.462cm" draw:start-shape="id52" draw:start-glue-point="2" draw:end-shape="id53" draw:end-glue-point="0" svg:d="m15499 8962v500">
          <text:p/>
        </draw:connector>
        <draw:connector draw:style-name="gr7" draw:text-style-name="P5" draw:layer="layout" svg:x1="15.499cm" svg:y1="10.462cm" svg:x2="15.499cm" svg:y2="11.462cm" draw:start-shape="id53" draw:start-glue-point="2" draw:end-shape="id54" draw:end-glue-point="0" svg:d="m15499 10462v1000">
          <text:p/>
        </draw:connector>
        <draw:custom-shape draw:style-name="gr4" draw:text-style-name="P3" draw:id="id54" draw:layer="layout" svg:width="5cm" svg:height="1cm" svg:x="12.999cm" svg:y="11.462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16.527cm" svg:y="13.31cm">
          <draw:text-box>
            <text:p text:style-name="P4">LVM</text:p>
          </draw:text-box>
        </draw:frame>
        <draw:custom-shape draw:style-name="gr4" draw:text-style-name="P3" draw:id="id55" draw:layer="layout" svg:width="6cm" svg:height="1cm" svg:x="12.499cm" svg:y="15.462cm">
          <text:p text:style-name="P2">DRBD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15.499cm" svg:y1="16.462cm" svg:x2="15.498cm" svg:y2="17.462cm" draw:start-shape="id55" draw:start-glue-point="2" draw:end-shape="id56" draw:end-glue-point="5" svg:d="m15499 16462c0 750-1 250-1 1000">
          <text:p/>
        </draw:connector>
        <draw:connector draw:style-name="gr7" draw:text-style-name="P5" draw:layer="layout" draw:type="curve" svg:x1="8.499cm" svg:y1="16cm" svg:x2="12.499cm" svg:y2="15.962cm" draw:start-shape="id50" draw:start-glue-point="1" draw:end-shape="id55" draw:end-glue-point="3" svg:d="m8499 16000c3000 0 1000-38 4000-38">
          <text:p/>
        </draw:connector>
        <draw:connector draw:style-name="gr7" draw:text-style-name="P5" draw:layer="layout" draw:type="curve" svg:x1="5.499cm" svg:y1="12.5cm" svg:x2="5.499cm" svg:y2="15.5cm" draw:start-shape="id49" draw:start-glue-point="2" draw:end-shape="id50" draw:end-glue-point="0" svg:d="m5499 12500v3000">
          <text:p/>
        </draw:connector>
        <draw:connector draw:style-name="gr7" draw:text-style-name="P5" draw:layer="layout" draw:type="curve" svg:x1="15.499cm" svg:y1="12.462cm" svg:x2="15.499cm" svg:y2="15.462cm" draw:start-shape="id54" draw:start-glue-point="2" draw:end-shape="id55" draw:end-glue-point="0" svg:d="m15499 12462v3000">
          <text:p/>
        </draw:connector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.999cm" svg:y="6.4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58" draw:layer="layout" svg:width="3.001cm" svg:height="2cm" svg:x="3.999cm" svg:y="17.5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4" draw:layer="layout" svg:width="2.547cm" svg:height="1.038cm" svg:x="4.164cm" svg:y="20.5cm">
          <draw:text-box>
            <text:p text:style-name="P4">Host 1</text:p>
          </draw:text-box>
        </draw:frame>
        <draw:custom-shape draw:style-name="gr5" draw:text-style-name="P3" draw:layer="layout" svg:width="6cm" svg:height="3.5cm" svg:x="2.499cm" svg:y="1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id="id64" draw:layer="layout" svg:width="5cm" svg:height="1cm" svg:x="2.999cm" svg:y="11.5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6.527cm" svg:y="13.348cm">
          <draw:text-box>
            <text:p text:style-name="P4">LVM</text:p>
          </draw:text-box>
        </draw:frame>
        <draw:custom-shape draw:style-name="gr4" draw:text-style-name="P3" draw:id="id57" draw:layer="layout" svg:width="6cm" svg:height="1cm" svg:x="2.499cm" svg:y="15.5cm">
          <text:p text:style-name="P2">DRBD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5.499cm" svg:y1="16.5cm" svg:x2="5.499cm" svg:y2="17.5cm" draw:start-shape="id57" draw:start-glue-point="2" draw:end-shape="id58" draw:end-glue-point="5" svg:d="m5499 16500v1000">
          <text:p/>
        </draw:connector>
        <draw:custom-shape draw:style-name="gr1" draw:text-style-name="P1" draw:layer="layout" svg:width="7.5cm" svg:height="13.598cm" svg:x="11.999cm" svg:y="6.3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63" draw:layer="layout" svg:width="3.001cm" svg:height="2cm" svg:x="13.998cm" svg:y="17.462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draw:id="id59" draw:layer="layout" svg:width="6cm" svg:height="1.5cm" svg:x="12.499cm" svg:y="7.462cm">
          <text:p text:style-name="P2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14.164cm" svg:y="20.462cm">
          <draw:text-box>
            <text:p text:style-name="P4">Host 2</text:p>
          </draw:text-box>
        </draw:frame>
        <draw:custom-shape draw:style-name="gr4" draw:text-style-name="P3" draw:id="id60" draw:layer="layout" svg:width="6cm" svg:height="1cm" svg:x="12.499cm" svg:y="9.462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12.499cm" svg:y="10.962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499cm" svg:y1="8.962cm" svg:x2="15.499cm" svg:y2="9.462cm" draw:start-shape="id59" draw:start-glue-point="2" draw:end-shape="id60" draw:end-glue-point="0" svg:d="m15499 8962v500">
          <text:p/>
        </draw:connector>
        <draw:connector draw:style-name="gr7" draw:text-style-name="P5" draw:layer="layout" svg:x1="15.499cm" svg:y1="10.462cm" svg:x2="15.499cm" svg:y2="11.462cm" draw:start-shape="id60" draw:start-glue-point="2" draw:end-shape="id61" draw:end-glue-point="0" svg:d="m15499 10462v1000">
          <text:p/>
        </draw:connector>
        <draw:custom-shape draw:style-name="gr4" draw:text-style-name="P3" draw:id="id61" draw:layer="layout" svg:width="5cm" svg:height="1cm" svg:x="12.999cm" svg:y="11.462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16.527cm" svg:y="13.31cm">
          <draw:text-box>
            <text:p text:style-name="P4">LVM</text:p>
          </draw:text-box>
        </draw:frame>
        <draw:custom-shape draw:style-name="gr4" draw:text-style-name="P3" draw:id="id62" draw:layer="layout" svg:width="6cm" svg:height="1cm" svg:x="12.499cm" svg:y="15.462cm">
          <text:p text:style-name="P2">DRBD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15.499cm" svg:y1="16.462cm" svg:x2="15.498cm" svg:y2="17.462cm" draw:start-shape="id62" draw:start-glue-point="2" draw:end-shape="id63" draw:end-glue-point="5" svg:d="m15499 16462c0 750-1 250-1 1000">
          <text:p/>
        </draw:connector>
        <draw:connector draw:style-name="gr7" draw:text-style-name="P5" draw:layer="layout" draw:type="curve" svg:x1="8.499cm" svg:y1="16cm" svg:x2="12.499cm" svg:y2="15.962cm" draw:start-shape="id57" draw:start-glue-point="1" draw:end-shape="id62" draw:end-glue-point="3" svg:d="m8499 16000c3000 0 1000-38 4000-38">
          <text:p/>
        </draw:connector>
        <draw:connector draw:style-name="gr7" draw:text-style-name="P5" draw:layer="layout" draw:type="curve" svg:x1="5.499cm" svg:y1="12.5cm" svg:x2="5.499cm" svg:y2="15.5cm" draw:start-shape="id64" draw:start-glue-point="2" draw:end-shape="id57" draw:end-glue-point="0" svg:d="m5499 12500v3000">
          <text:p/>
        </draw:connector>
        <draw:connector draw:style-name="gr7" draw:text-style-name="P5" draw:layer="layout" draw:type="curve" svg:x1="15.499cm" svg:y1="12.462cm" svg:x2="15.499cm" svg:y2="15.462cm" draw:start-shape="id61" draw:start-glue-point="2" draw:end-shape="id62" draw:end-glue-point="0" svg:d="m15499 12462v3000">
          <text:p/>
        </draw:connector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.999cm" svg:y="6.4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3.001cm" svg:height="2cm" svg:x="3.999cm" svg:y="17.5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4" draw:layer="layout" svg:width="2.547cm" svg:height="1.038cm" svg:x="4.164cm" svg:y="20.5cm">
          <draw:text-box>
            <text:p text:style-name="P4">Host 1</text:p>
          </draw:text-box>
        </draw:frame>
        <draw:custom-shape draw:style-name="gr1" draw:text-style-name="P1" draw:layer="layout" svg:width="7.5cm" svg:height="13.598cm" svg:x="11.999cm" svg:y="6.3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69" draw:layer="layout" svg:width="3.001cm" svg:height="2cm" svg:x="13.998cm" svg:y="17.462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65" draw:layer="layout" svg:width="6cm" svg:height="1.5cm" svg:x="12.499cm" svg:y="7.462cm">
          <text:p text:style-name="P2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14.164cm" svg:y="20.462cm">
          <draw:text-box>
            <text:p text:style-name="P4">Host 2</text:p>
          </draw:text-box>
        </draw:frame>
        <draw:custom-shape draw:style-name="gr4" draw:text-style-name="P3" draw:id="id66" draw:layer="layout" svg:width="6cm" svg:height="1cm" svg:x="12.499cm" svg:y="9.462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12.499cm" svg:y="10.962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499cm" svg:y1="8.962cm" svg:x2="15.499cm" svg:y2="9.462cm" draw:start-shape="id65" draw:start-glue-point="2" draw:end-shape="id66" draw:end-glue-point="0" svg:d="m15499 8962v500">
          <text:p/>
        </draw:connector>
        <draw:connector draw:style-name="gr7" draw:text-style-name="P5" draw:layer="layout" svg:x1="15.499cm" svg:y1="10.462cm" svg:x2="15.499cm" svg:y2="11.462cm" draw:start-shape="id66" draw:start-glue-point="2" draw:end-shape="id67" draw:end-glue-point="0" svg:d="m15499 10462v1000">
          <text:p/>
        </draw:connector>
        <draw:custom-shape draw:style-name="gr4" draw:text-style-name="P3" draw:id="id67" draw:layer="layout" svg:width="5cm" svg:height="1cm" svg:x="12.999cm" svg:y="11.462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16.527cm" svg:y="13.31cm">
          <draw:text-box>
            <text:p text:style-name="P4">LVM</text:p>
          </draw:text-box>
        </draw:frame>
        <draw:custom-shape draw:style-name="gr10" draw:text-style-name="P3" draw:id="id68" draw:layer="layout" svg:width="6cm" svg:height="1cm" svg:x="12.499cm" svg:y="15.462cm">
          <text:p text:style-name="P2">DRBD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15.499cm" svg:y1="16.462cm" svg:x2="15.498cm" svg:y2="17.462cm" draw:start-shape="id68" draw:start-glue-point="2" draw:end-shape="id69" draw:end-glue-point="5" svg:d="m15499 16462c0 750-1 250-1 1000">
          <text:p/>
        </draw:connector>
        <draw:connector draw:style-name="gr7" draw:text-style-name="P5" draw:layer="layout" draw:type="curve" svg:x1="15.499cm" svg:y1="12.462cm" svg:x2="15.499cm" svg:y2="15.462cm" draw:start-shape="id67" draw:start-glue-point="2" draw:end-shape="id68" draw:end-glue-point="0" svg:d="m15499 12462v3000">
          <text:p/>
        </draw:connector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1.999cm" svg:y="6.3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74" draw:layer="layout" svg:width="3.001cm" svg:height="2cm" svg:x="13.998cm" svg:y="17.462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70" draw:layer="layout" svg:width="6cm" svg:height="1.5cm" svg:x="12.499cm" svg:y="7.462cm">
          <text:p text:style-name="P2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14.164cm" svg:y="20.462cm">
          <draw:text-box>
            <text:p text:style-name="P4">Host 2</text:p>
          </draw:text-box>
        </draw:frame>
        <draw:custom-shape draw:style-name="gr4" draw:text-style-name="P3" draw:id="id71" draw:layer="layout" svg:width="6cm" svg:height="1cm" svg:x="12.499cm" svg:y="9.462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12.499cm" svg:y="10.962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499cm" svg:y1="8.962cm" svg:x2="15.499cm" svg:y2="9.462cm" draw:start-shape="id70" draw:start-glue-point="2" draw:end-shape="id71" draw:end-glue-point="0" svg:d="m15499 8962v500">
          <text:p/>
        </draw:connector>
        <draw:connector draw:style-name="gr7" draw:text-style-name="P5" draw:layer="layout" svg:x1="15.499cm" svg:y1="10.462cm" svg:x2="15.499cm" svg:y2="11.462cm" draw:start-shape="id71" draw:start-glue-point="2" draw:end-shape="id72" draw:end-glue-point="0" svg:d="m15499 10462v1000">
          <text:p/>
        </draw:connector>
        <draw:custom-shape draw:style-name="gr4" draw:text-style-name="P3" draw:id="id72" draw:layer="layout" svg:width="5cm" svg:height="1cm" svg:x="12.999cm" svg:y="11.462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16.527cm" svg:y="13.31cm">
          <draw:text-box>
            <text:p text:style-name="P4">LVM</text:p>
          </draw:text-box>
        </draw:frame>
        <draw:custom-shape draw:style-name="gr4" draw:text-style-name="P3" draw:id="id73" draw:layer="layout" svg:width="6cm" svg:height="1cm" svg:x="12.499cm" svg:y="15.462cm">
          <text:p text:style-name="P2">DRBD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15.499cm" svg:y1="16.462cm" svg:x2="15.498cm" svg:y2="17.462cm" draw:start-shape="id73" draw:start-glue-point="2" draw:end-shape="id74" draw:end-glue-point="5" svg:d="m15499 16462c0 750-1 250-1 1000">
          <text:p/>
        </draw:connector>
        <draw:connector draw:style-name="gr7" draw:text-style-name="P5" draw:layer="layout" draw:type="curve" svg:x1="15.499cm" svg:y1="12.462cm" svg:x2="15.499cm" svg:y2="15.462cm" draw:start-shape="id72" draw:start-glue-point="2" draw:end-shape="id73" draw:end-glue-point="0" svg:d="m15499 12462v3000">
          <text:p/>
        </draw:connector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1.999cm" svg:y="6.3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79" draw:layer="layout" svg:width="3.001cm" svg:height="2cm" svg:x="13.998cm" svg:y="17.462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draw:id="id75" draw:layer="layout" svg:width="6cm" svg:height="1.5cm" svg:x="12.499cm" svg:y="7.462cm">
          <text:p text:style-name="P2">VM (paus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14.164cm" svg:y="20.462cm">
          <draw:text-box>
            <text:p text:style-name="P4">Host 2</text:p>
          </draw:text-box>
        </draw:frame>
        <draw:custom-shape draw:style-name="gr4" draw:text-style-name="P3" draw:id="id76" draw:layer="layout" svg:width="6cm" svg:height="1cm" svg:x="12.499cm" svg:y="9.462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12.499cm" svg:y="10.962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499cm" svg:y1="8.962cm" svg:x2="15.499cm" svg:y2="9.462cm" draw:start-shape="id75" draw:start-glue-point="2" draw:end-shape="id76" draw:end-glue-point="0" svg:d="m15499 8962v500">
          <text:p/>
        </draw:connector>
        <draw:connector draw:style-name="gr7" draw:text-style-name="P5" draw:layer="layout" svg:x1="15.499cm" svg:y1="10.462cm" svg:x2="15.499cm" svg:y2="11.462cm" draw:start-shape="id76" draw:start-glue-point="2" draw:end-shape="id77" draw:end-glue-point="0" svg:d="m15499 10462v1000">
          <text:p/>
        </draw:connector>
        <draw:custom-shape draw:style-name="gr4" draw:text-style-name="P3" draw:id="id77" draw:layer="layout" svg:width="5cm" svg:height="1cm" svg:x="12.999cm" svg:y="11.462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16.527cm" svg:y="13.31cm">
          <draw:text-box>
            <text:p text:style-name="P4">LVM</text:p>
          </draw:text-box>
        </draw:frame>
        <draw:custom-shape draw:style-name="gr4" draw:text-style-name="P3" draw:id="id78" draw:layer="layout" svg:width="6cm" svg:height="1cm" svg:x="12.499cm" svg:y="15.462cm">
          <text:p text:style-name="P2">DRBD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15.499cm" svg:y1="16.462cm" svg:x2="15.498cm" svg:y2="17.462cm" draw:start-shape="id78" draw:start-glue-point="2" draw:end-shape="id79" draw:end-glue-point="5" svg:d="m15499 16462c0 750-1 250-1 1000">
          <text:p/>
        </draw:connector>
        <draw:connector draw:style-name="gr7" draw:text-style-name="P5" draw:layer="layout" draw:type="curve" svg:x1="15.499cm" svg:y1="12.462cm" svg:x2="15.499cm" svg:y2="15.462cm" draw:start-shape="id77" draw:start-glue-point="2" draw:end-shape="id78" draw:end-glue-point="0" svg:d="m15499 12462v3000">
          <text:p/>
        </draw:connector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1.999cm" svg:y="6.3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3.001cm" svg:height="2cm" svg:x="13.998cm" svg:y="17.462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80" draw:layer="layout" svg:width="6cm" svg:height="1.5cm" svg:x="12.499cm" svg:y="7.462cm">
          <text:p text:style-name="P2">VM (paus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14.164cm" svg:y="20.462cm">
          <draw:text-box>
            <text:p text:style-name="P4">Host 2</text:p>
          </draw:text-box>
        </draw:frame>
        <draw:custom-shape draw:style-name="gr4" draw:text-style-name="P3" draw:id="id81" draw:layer="layout" svg:width="6cm" svg:height="1cm" svg:x="12.499cm" svg:y="9.462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12.499cm" svg:y="10.962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499cm" svg:y1="8.962cm" svg:x2="15.499cm" svg:y2="9.462cm" draw:start-shape="id80" draw:start-glue-point="2" draw:end-shape="id81" draw:end-glue-point="0" svg:d="m15499 8962v500">
          <text:p/>
        </draw:connector>
        <draw:connector draw:style-name="gr7" draw:text-style-name="P5" draw:layer="layout" svg:x1="15.499cm" svg:y1="10.462cm" svg:x2="15.499cm" svg:y2="11.462cm" draw:start-shape="id81" draw:start-glue-point="2" draw:end-shape="id82" draw:end-glue-point="0" svg:d="m15499 10462v1000">
          <text:p/>
        </draw:connector>
        <draw:custom-shape draw:style-name="gr10" draw:text-style-name="P3" draw:id="id82" draw:layer="layout" svg:width="5cm" svg:height="1cm" svg:x="12.999cm" svg:y="11.462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16.527cm" svg:y="13.31cm">
          <draw:text-box>
            <text:p text:style-name="P4">LVM</text:p>
          </draw:text-box>
        </draw:frame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1.999cm" svg:y="6.3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86" draw:layer="layout" svg:width="3.001cm" svg:height="2cm" svg:x="13.998cm" svg:y="17.462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83" draw:layer="layout" svg:width="6cm" svg:height="1.5cm" svg:x="12.499cm" svg:y="7.462cm">
          <text:p text:style-name="P2">VM (paus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14.164cm" svg:y="20.462cm">
          <draw:text-box>
            <text:p text:style-name="P4">Host 2</text:p>
          </draw:text-box>
        </draw:frame>
        <draw:custom-shape draw:style-name="gr4" draw:text-style-name="P3" draw:id="id84" draw:layer="layout" svg:width="6cm" svg:height="1cm" svg:x="12.499cm" svg:y="9.462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12.499cm" svg:y="10.962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499cm" svg:y1="8.962cm" svg:x2="15.499cm" svg:y2="9.462cm" draw:start-shape="id83" draw:start-glue-point="2" draw:end-shape="id84" draw:end-glue-point="0" svg:d="m15499 8962v500">
          <text:p/>
        </draw:connector>
        <draw:connector draw:style-name="gr7" draw:text-style-name="P5" draw:layer="layout" svg:x1="15.499cm" svg:y1="10.462cm" svg:x2="15.499cm" svg:y2="11.462cm" draw:start-shape="id84" draw:start-glue-point="2" draw:end-shape="id85" draw:end-glue-point="0" svg:d="m15499 10462v1000">
          <text:p/>
        </draw:connector>
        <draw:custom-shape draw:style-name="gr10" draw:text-style-name="P3" draw:id="id85" draw:layer="layout" svg:width="5cm" svg:height="1cm" svg:x="12.999cm" svg:y="11.462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16.527cm" svg:y="13.31cm">
          <draw:text-box>
            <text:p text:style-name="P4">LVM</text:p>
          </draw:text-box>
        </draw:frame>
        <draw:connector draw:style-name="gr7" draw:text-style-name="P5" draw:layer="layout" draw:type="curve" svg:x1="15.499cm" svg:y1="12.462cm" svg:x2="15.498cm" svg:y2="17.462cm" draw:start-shape="id85" draw:start-glue-point="2" draw:end-shape="id86" draw:end-glue-point="5" svg:d="m15499 12462c0 3750-1 1250-1 5000">
          <text:p/>
        </draw:connector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7.5cm" svg:height="13.598cm" svg:x="11.999cm" svg:y="6.3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14.915892247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90" draw:layer="layout" svg:width="3.001cm" svg:height="2cm" svg:x="13.998cm" svg:y="17.462cm">
          <text:p text:style-name="P2">H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3" draw:id="id87" draw:layer="layout" svg:width="6cm" svg:height="1.5cm" svg:x="12.499cm" svg:y="7.462cm">
          <text:p text:style-name="P2">VM (running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7cm" svg:height="1.038cm" svg:x="14.164cm" svg:y="20.462cm">
          <draw:text-box>
            <text:p text:style-name="P4">Host 2</text:p>
          </draw:text-box>
        </draw:frame>
        <draw:custom-shape draw:style-name="gr4" draw:text-style-name="P3" draw:id="id88" draw:layer="layout" svg:width="6cm" svg:height="1cm" svg:x="12.499cm" svg:y="9.462cm">
          <text:p text:style-name="P2">blk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.5cm" svg:x="12.499cm" svg:y="10.962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499cm" svg:y1="8.962cm" svg:x2="15.499cm" svg:y2="9.462cm" draw:start-shape="id87" draw:start-glue-point="2" draw:end-shape="id88" draw:end-glue-point="0" svg:d="m15499 8962v500">
          <text:p/>
        </draw:connector>
        <draw:connector draw:style-name="gr7" draw:text-style-name="P5" draw:layer="layout" svg:x1="15.499cm" svg:y1="10.462cm" svg:x2="15.499cm" svg:y2="11.462cm" draw:start-shape="id88" draw:start-glue-point="2" draw:end-shape="id89" draw:end-glue-point="0" svg:d="m15499 10462v1000">
          <text:p/>
        </draw:connector>
        <draw:custom-shape draw:style-name="gr4" draw:text-style-name="P3" draw:id="id89" draw:layer="layout" svg:width="5cm" svg:height="1cm" svg:x="12.999cm" svg:y="11.462cm">
          <text:p text:style-name="P2">device mapp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95cm" svg:height="1.038cm" svg:x="16.527cm" svg:y="13.31cm">
          <draw:text-box>
            <text:p text:style-name="P4">LVM</text:p>
          </draw:text-box>
        </draw:frame>
        <draw:connector draw:style-name="gr7" draw:text-style-name="P5" draw:layer="layout" draw:type="curve" svg:x1="15.499cm" svg:y1="12.462cm" svg:x2="15.498cm" svg:y2="17.462cm" draw:start-shape="id89" draw:start-glue-point="2" draw:end-shape="id90" draw:end-glue-point="5" svg:d="m15499 12462c0 3750-1 1250-1 5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5.597cm" fo:margin-bottom="7.527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7-09T11:41:33</meta:creation-date>
    <dc:date>2010-07-09T12:28:50</dc:date>
    <meta:editing-duration>PT00H43M51S</meta:editing-duration>
    <meta:editing-cycles>24</meta:editing-cycles>
    <meta:generator>OpenOffice.org/3.0$Linux OpenOffice.org_project/300m15$Build-9379</meta:generator>
    <meta:document-statistic meta:object-count="254"/>
    <meta:user-defined meta:name="Info 1"/>
    <meta:user-defined meta:name="Info 2"/>
    <meta:user-defined meta:name="Info 3"/>
    <meta:user-defined meta:name="Info 4"/>
  </office:meta>
</office:document-meta>
</file>